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cm" fo:min-width="4.49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13cm" fo:min-width="4.498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4pt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CardBuilder" draw:style-name="dp1" draw:master-page-name="Standard">
        <draw:frame draw:style-name="gr1" draw:text-style-name="P1" draw:layer="layout" svg:width="4.998cm" svg:height="2.5cm" svg:x="0.002cm" svg:y="1.25cm">
          <draw:text-box>
            <text:p><text:span text:style-name="T1">${Push key:“cardIndex“, value:-1}</text:span></text:p>
            <text:p><text:span text:style-name="T1">${For $value:“cards“, $as:“card“}</text:span></text:p>
            <text:p><text:span text:style-name="T1"><text:s text:c="2"/></text:span><text:span text:style-name="T1">${Clone name:“Card“, $newName:“card.name“}</text:span></text:p>
            <text:p><text:span text:style-name="T1">${EndFor}</text:span></text:p>
            <text:p><text:span text:style-name="T1">${Remove type:“page“, now:false}</text:span></text:p>
            <text:p><text:span text:style-name="T1"/></text:p>
          </draw:text-box>
        </draw:frame>
      </draw:page>
      <draw:page draw:name="Card" draw:style-name="dp1" draw:master-page-name="Standard">
        <draw:frame draw:style-name="gr2" draw:text-style-name="P1" draw:layer="layout" svg:width="4.998cm" svg:height="2.763cm" svg:x="0.002cm" svg:y="1.35cm">
          <draw:text-box>
            <text:p><text:span text:style-name="T2">${If $cardIndex:-1}</text:span></text:p>
            <text:p><text:span text:style-name="T2"><text:s text:c="2"/></text:span><text:span text:style-name="T2">${Calc $a:“cardIndex“, b:1, operator:“+“, key:“cardIndex“}</text:span></text:p>
            <text:p><text:span text:style-name="T2"><text:s text:c="2"/></text:span><text:span text:style-name="T2">${$cardIndex}</text:span></text:p>
            <text:p><text:span text:style-name="T2"><text:s text:c="2"/></text:span><text:span text:style-name="T2">${Remove type:“page“, now:true}</text:span></text:p>
            <text:p><text:span text:style-name="T2">${EndIf}</text:span></text:p>
            <text:p><text:span text:style-name="T2">${If not:{$cardIndex:-1}}</text:span></text:p>
            <text:p><text:span text:style-name="T2"><text:s text:c="2"/></text:span><text:span text:style-name="T2">${Concat a:“cards[</text:span><text:span text:style-name="T1">“, $b:“cardIndex“, c:“]“, key:“cardPath“, type:“string“}</text:span></text:p>
            <text:p><text:span text:style-name="T1"><text:s text:c="2"/></text:span><text:span text:style-name="T1">${Push key:“card“, $$value:“cardPath“}</text:span></text:p>
            <text:p><text:span text:style-name="T1"><text:s text:c="2"/></text:span><text:span text:style-name="T1">${Import $resource:“singleCard“, page:“Card“}</text:span></text:p>
            <text:p text:style-name="P2"><text:span text:style-name="T2"><text:s text:c="2"/></text:span><text:span text:style-name="T2">${Calc $a:“cardIndex“, b:1, operator:“+“, key:“cardIndex“}</text:span></text:p>
            <text:p><text:span text:style-name="T1">${EndIf}</text:span></text:p>
            <text:p><text:span text:style-name="T1"/></text:p>
            <text:p><text:span text:style-name="T1"/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05T17:12:44.601000000</meta:creation-date>
    <dc:date>2025-04-06T17:21:50.300000000</dc:date>
    <meta:editing-duration>PT1H48M18S</meta:editing-duration>
    <meta:editing-cycles>21</meta:editing-cycles>
    <meta:generator>LibreOffice/7.6.2.1$Windows_X86_64 LibreOffice_project/56f7684011345957bbf33a7ee678afaf4d2ba333</meta:generator>
    <meta:document-statistic meta:object-count="2"/>
  </office:meta>
</office:document-meta>
</file>